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 PL UKai CN" svg:font-family="'AR PL UKai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741cm" style:auto-text-indent="false"/>
      <style:text-properties officeooo:paragraph-rsid="001dc9e1" style:font-name-asian="AR PL UKai CN"/>
    </style:style>
    <style:style style:name="P2" style:family="paragraph" style:parent-style-name="Text_20_body">
      <style:paragraph-properties fo:margin-left="0cm" fo:margin-right="0cm" fo:margin-top="0cm" fo:margin-bottom="0cm" loext:contextual-spacing="false" fo:text-indent="0.741cm" style:auto-text-indent="false"/>
      <style:text-properties officeooo:rsid="001f871e" officeooo:paragraph-rsid="001f871e" style:font-name-asian="AR PL UKai CN"/>
    </style:style>
    <style:style style:name="P3" style:family="paragraph" style:parent-style-name="Text_20_body">
      <style:paragraph-properties fo:margin-left="0cm" fo:margin-right="0cm" fo:margin-top="0cm" fo:margin-bottom="0cm" loext:contextual-spacing="false" fo:text-indent="0.741cm" style:auto-text-indent="false"/>
      <style:text-properties officeooo:paragraph-rsid="001f871e"/>
    </style:style>
    <style:style style:name="P4" style:family="paragraph" style:parent-style-name="Text_20_body">
      <style:paragraph-properties fo:margin-left="0cm" fo:margin-right="0cm" fo:margin-top="0cm" fo:margin-bottom="0cm" loext:contextual-spacing="false" fo:text-indent="0.741cm" style:auto-text-indent="false"/>
      <style:text-properties fo:font-weight="bold" officeooo:rsid="001f871e" officeooo:paragraph-rsid="001f871e" style:font-name-asian="AR PL UKai CN" style:font-weight-asian="bold" style:font-weight-complex="bold"/>
    </style:style>
    <style:style style:name="P5" style:family="paragraph" style:parent-style-name="Text_20_body">
      <style:paragraph-properties fo:margin-left="0cm" fo:margin-right="0cm" fo:margin-top="0cm" fo:margin-bottom="0cm" loext:contextual-spacing="false" fo:text-indent="0cm" style:auto-text-indent="false"/>
      <style:text-properties officeooo:paragraph-rsid="001dc9e1" style:font-name-asian="AR PL UKai CN"/>
    </style:style>
    <style:style style:name="P6" style:family="paragraph" style:parent-style-name="Text_20_body">
      <style:paragraph-properties fo:margin-left="0cm" fo:margin-right="0cm" fo:margin-top="0cm" fo:margin-bottom="0cm" loext:contextual-spacing="false" fo:text-indent="0cm" style:auto-text-indent="false"/>
      <style:text-properties officeooo:paragraph-rsid="001dc9e1"/>
    </style:style>
    <style:style style:name="P7" style:family="paragraph" style:parent-style-name="Title">
      <style:text-properties officeooo:paragraph-rsid="001dc9e1"/>
    </style:style>
    <style:style style:name="P8" style:family="paragraph" style:parent-style-name="Text_20_body">
      <style:paragraph-properties fo:margin-left="0cm" fo:margin-right="0cm" fo:margin-top="0cm" fo:margin-bottom="0cm" loext:contextual-spacing="false" fo:text-indent="0.741cm" style:auto-text-indent="false"/>
      <style:text-properties fo:font-style="normal" officeooo:rsid="00234525" officeooo:paragraph-rsid="001f871e" style:font-name-asian="AR PL UKai CN" style:font-style-asian="normal" style:font-style-complex="normal"/>
    </style:style>
    <style:style style:name="P9" style:family="paragraph" style:parent-style-name="Text_20_body">
      <style:paragraph-properties fo:margin-left="0cm" fo:margin-right="0cm" fo:margin-top="0cm" fo:margin-bottom="0cm" loext:contextual-spacing="false" fo:text-indent="0.741cm" style:auto-text-indent="false"/>
      <style:text-properties officeooo:rsid="0021328c" officeooo:paragraph-rsid="0021328c" style:font-name-asian="AR PL UKai CN"/>
    </style:style>
    <style:style style:name="P10" style:family="paragraph" style:parent-style-name="Text_20_body" style:list-style-name="L1">
      <style:paragraph-properties fo:margin-top="0cm" fo:margin-bottom="0cm" loext:contextual-spacing="false"/>
      <style:text-properties officeooo:rsid="001f871e" style:font-name-asian="AR PL UKai CN"/>
    </style:style>
    <style:style style:name="P11" style:family="paragraph" style:parent-style-name="Text_20_body" style:list-style-name="L1">
      <style:paragraph-properties fo:margin-top="0cm" fo:margin-bottom="0cm" loext:contextual-spacing="false"/>
      <style:text-properties officeooo:rsid="001f871e" officeooo:paragraph-rsid="002085dd" style:font-name-asian="AR PL UKai CN"/>
    </style:style>
    <style:style style:name="P12" style:family="paragraph" style:parent-style-name="Text_20_body">
      <style:paragraph-properties fo:margin-left="0cm" fo:margin-right="0cm" fo:margin-top="0cm" fo:margin-bottom="0cm" loext:contextual-spacing="false" fo:text-indent="0cm" style:auto-text-indent="false"/>
      <style:text-properties officeooo:rsid="0021328c" officeooo:paragraph-rsid="0021328c" style:font-name-asian="AR PL UKai CN"/>
    </style:style>
    <style:style style:name="P13" style:family="paragraph" style:parent-style-name="Text_20_body">
      <style:paragraph-properties fo:margin-left="0cm" fo:margin-right="0cm" fo:margin-top="0cm" fo:margin-bottom="0cm" loext:contextual-spacing="false" fo:text-indent="0cm" style:auto-text-indent="false"/>
      <style:text-properties officeooo:rsid="0021328c" officeooo:paragraph-rsid="00285207" style:font-name-asian="AR PL UKai CN"/>
    </style:style>
    <style:style style:name="P14" style:family="paragraph" style:parent-style-name="Text_20_body">
      <style:paragraph-properties fo:margin-left="0cm" fo:margin-right="0cm" fo:margin-top="0cm" fo:margin-bottom="0cm" loext:contextual-spacing="false" fo:text-indent="0cm" style:auto-text-indent="false"/>
      <style:text-properties officeooo:paragraph-rsid="00285207"/>
    </style:style>
    <style:style style:name="T1" style:family="text">
      <style:text-properties style:font-name-asian="AR PL UKai CN"/>
    </style:style>
    <style:style style:name="T2" style:family="text">
      <style:text-properties officeooo:rsid="001f871e" style:font-name-asian="AR PL UKai CN"/>
    </style:style>
    <style:style style:name="T3" style:family="text">
      <style:text-properties officeooo:rsid="0021328c" style:font-name-asian="AR PL UKai CN"/>
    </style:style>
    <style:style style:name="T4" style:family="text">
      <style:text-properties officeooo:rsid="001dc9e1"/>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800000"/>
    </style:style>
    <style:style style:name="T8" style:family="text">
      <style:text-properties fo:color="#ff0000"/>
    </style:style>
    <style:style style:name="T9" style:family="text">
      <style:text-properties fo:color="#ff6600"/>
    </style:style>
    <style:style style:name="T10" style:family="text">
      <style:text-properties fo:color="#ff6600" officeooo:rsid="001f871e" style:font-name-asian="AR PL UKai CN"/>
    </style:style>
    <style:style style:name="T11" style:family="text">
      <style:text-properties fo:color="#ff6600" officeooo:rsid="00279b59"/>
    </style:style>
    <style:style style:name="T12" style:family="text">
      <style:text-properties officeooo:rsid="00222445"/>
    </style:style>
    <style:style style:name="T13" style:family="text">
      <style:text-properties fo:font-style="normal" officeooo:rsid="00234525" style:font-name-asian="AR PL UKai CN" style:font-style-asian="normal" style:font-style-complex="normal"/>
    </style:style>
    <style:style style:name="T14" style:family="text">
      <style:text-properties fo:font-style="normal" fo:font-weight="bold" officeooo:rsid="00234525" style:font-name-asian="AR PL UKai CN" style:font-style-asian="normal" style:font-weight-asian="bold" style:font-style-complex="normal" style:font-weight-complex="bold"/>
    </style:style>
    <style:style style:name="T15" style:family="text">
      <style:text-properties officeooo:rsid="002529fe"/>
    </style:style>
    <style:style style:name="T16" style:family="text">
      <style:text-properties officeooo:rsid="00268895"/>
    </style:style>
    <style:style style:name="T17" style:family="text">
      <style:text-properties officeooo:rsid="00279b59"/>
    </style:style>
    <style:style style:name="T18" style:family="text">
      <style:text-properties officeooo:rsid="00285207"/>
    </style:style>
    <style:style style:name="T19" style:family="text">
      <style:text-properties style:font-name="Liberation Serif" officeooo:rsid="00285207" style:font-name-asian="AR PL UKai CN"/>
    </style:style>
    <style:style style:name="T20" style:family="text">
      <style:text-properties style:font-name="Liberation Serif" officeooo:rsid="002b0d3d" style:font-name-asian="AR PL UKai CN"/>
    </style:style>
    <style:style style:name="T21" style:family="text">
      <style:text-properties style:font-name="Liberation Serif" officeooo:rsid="002b510f" style:font-name-asian="AR PL UKai CN"/>
    </style:style>
    <style:style style:name="T22" style:family="text">
      <style:text-properties style:font-name="Liberation Serif" officeooo:rsid="002cf3c1" style:font-name-asian="AR PL UKai CN"/>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安卓权限管理</text:p>
      <text:h text:style-name="Heading_20_1" text:outline-level="1"><text:span text:style-name="T5">权限的使用</text:span></text:h>
      <text:p text:style-name="P5"><text:tab/>①可以在AndroidManifest.<text:span text:style-name="T4">xml中申请权限</text:span></text:p>
      <text:p text:style-name="P6"><text:span text:style-name="T1"><text:tab/><text:tab/></text:span><text:span text:style-name="T6">&lt;</text:span><text:span text:style-name="T7">uses-permission </text:span><text:span text:style-name="T8">android:name</text:span><text:span text:style-name="T6">="string"/&gt;</text:span></text:p>
      <text:p text:style-name="P1">②自定义权限：</text:p>
      <text:p text:style-name="P1">使用场景：比如两个APP需要共享数据而采用了contentprovider（<text:span text:style-name="T9">？</text:span>），需要对一个APP访问另一个APP的数据时需要添加权限申请。</text:p>
      <text:p text:style-name="P1">格式：类似于下文的形式，使用自定义权限组来进行管理，其中的description属性不能直接使原声的字符串，label与之类似，都是描述的作用，前者更为详细，后者可以使用字符串。</text:p>
      <text:p text:style-name="P2">&lt;permission-group</text:p>
      <text:p text:style-name="P2"><text:s text:c="8"/>android:name="personprovider.permission-group"</text:p>
      <text:p text:style-name="P2"><text:s text:c="8"/>android:description="@string/personprovider_permission_group_desstring"</text:p>
      <text:p text:style-name="P2"><text:s text:c="8"/>android:icon="@mipmap/ic_launcher"</text:p>
      <text:p text:style-name="P2"><text:s text:c="8"/>android:label="@string/personprovider_permission_group_labelstring"/&gt;</text:p>
      <text:p text:style-name="P2"/>
      <text:p text:style-name="P2"><text:s text:c="4"/>&lt;permission</text:p>
      <text:p text:style-name="P2"><text:s text:c="8"/>android:name="personprovider.permission.read"</text:p>
      <text:p text:style-name="P2"><text:s text:c="8"/>android:description="@string/personprovider_permission_read_desstring"</text:p>
      <text:p text:style-name="P2"><text:s text:c="8"/>android:icon="@mipmap/ic_launcher"</text:p>
      <text:p text:style-name="P2"><text:s text:c="8"/>android:label="@string/personprovider_permission_read_labestring"</text:p>
      <text:p text:style-name="P2"><text:s text:c="8"/>android:permissionGroup="personprovider.permission-group"</text:p>
      <text:p text:style-name="P2"><text:s text:c="8"/>android:protectionLevel="normal"/&gt;</text:p>
      <text:p text:style-name="P2"><text:s text:c="4"/>&lt;permission</text:p>
      <text:p text:style-name="P2"><text:s text:c="8"/>android:name="personprovider.permission.write"</text:p>
      <text:p text:style-name="P2"><text:s text:c="8"/>android:description="@string/personprovider_permission_write_desstring"</text:p>
      <text:p text:style-name="P2"><text:s text:c="8"/>android:icon="@mipmap/ic_launcher"</text:p>
      <text:p text:style-name="P2"><text:s text:c="8"/>android:label="@string/personprovider_permission_write_labestring"</text:p>
      <text:p text:style-name="P2"><text:s text:c="8"/>android:permissionGroup="personprovider.permission-group"</text:p>
      <text:p text:style-name="P2"><text:s text:c="8"/>android:protectionLevel="normal"/&gt;</text:p>
      <text:p text:style-name="P3"><text:span text:style-name="T2">使用自定义权限，</text:span> <text:span text:style-name="T6">&lt;</text:span><text:span text:style-name="T7">uses-permission </text:span><text:span text:style-name="T8">android:name</text:span><text:span text:style-name="T6">="personprovider.permission.read"/&gt;</text:span><text:span text:style-name="T2">并配置provider属性（</text:span><text:span text:style-name="T10">？</text:span><text:span text:style-name="T2">）</text:span></text:p>
      <text:p text:style-name="P3"><text:span text:style-name="T2">注意，</text:span><text:span text:style-name="T14">uses-permission 申请权限时是在manifest标签内，application标签外部</text:span><text:span text:style-name="T13">，</text:span></text:p>
      <text:p text:style-name="P8"/>
      <text:p text:style-name="P4">权限等级protectiLevel：</text:p>
      <text:p text:style-name="P2"><text:s text:c="3"/>①normal  低风险权限，只要申请了就可以使用（在AndroidManifest.xml中添加&lt;uses-<text:tab/><text:tab/>permission&gt;标签），安装时不需要用户确认；</text:p>
      <text:list xml:id="list93655361186512758" text:style-name="L1">
        <text:list-header>
          <text:p text:style-name="P11">②dangerous  高风险权限，安装时需要用户的确认才可使用；</text:p>
          <text:p text:style-name="P10">③signature  只有当申请权限的应用程序的数字签名与声明此权限的应用程序的数字签名相同时（如果是申请系统权限，则需要与系统签名相同），才能将权限授给它；</text:p>
          <text:p text:style-name="P10"><text:soft-page-break/>④signatureOrSystem  签名相同，或者申请权限的应用为系统应用（在system image中），与signature类似，只是增加了rom中自带的app的声明 ，尽量不要使用该选项，因为signature已经适合绝大部分的情况。</text:p>
        </text:list-header>
      </text:list>
      <text:h text:style-name="Heading_20_1" text:outline-level="1">Android6.0+<text:tab/>动态权限</text:h>
      <text:p text:style-name="P9">以往版本<text:span text:style-name="T15">(sdk &lt; 23)</text:span>权限都是安装时授予的，权限管理相对不安全，<text:span text:style-name="T12">6.0开始是在runtime时候授权。</text:span></text:p>
      <text:p text:style-name="P12">运行时授权后可以在设置里查看到<text:span text:style-name="T15">，对应权限变为allow，若只在manifest中申请，则权限为ask。</text:span></text:p>
      <text:p text:style-name="P12"/>
      <text:p text:style-name="P12"><text:tab/><text:span text:style-name="T5">注意事项</text:span></text:p>
      <text:p text:style-name="P12"><text:tab/>①部分权限在安装时直接授予<text:span text:style-name="T16">，而不需要在runtime阶段弹出dialog让用户主动授权。例如蓝牙等WIFI_STATE等</text:span></text:p>
      <text:p text:style-name="P12"><text:tab/>②运行时申请的权限也必须在manifest中书写<text:span text:style-name="T17">，否则直接调用会报错，申请时也不会提示用户</text:span></text:p>
      <text:p text:style-name="P12"><text:tab/>③同一权限组的某一权限授权后<text:span text:style-name="T17">，组内其他权限成员也自动授权，例如WRITE_CONTACTS和READ_CONTACTS，GET_CONTACTS等（</text:span><text:span text:style-name="T11">取消授权？</text:span><text:span text:style-name="T17">）</text:span></text:p>
      <text:p text:style-name="P12"/>
      <text:p text:style-name="P12"><text:tab/><text:span text:style-name="T5">几个重要常量和方法</text:span></text:p>
      <text:p text:style-name="P12"><text:tab/><text:span text:style-name="T18">PackageManager.PERMISSON_DENIED:该权限被拒绝</text:span></text:p>
      <text:p text:style-name="P13"><text:tab/><text:span text:style-name="T18">PackageManager.PERMISSON_GRANTED:该权限被授权</text:span></text:p>
      <text:p text:style-name="P13"><text:tab/><text:span text:style-name="T18">checkSelfPermisson(context, Manifest.permission. <text:s/>)依据返回值是否与上面两个常量相等来判断被检查权限的状态</text:span></text:p>
      <text:p text:style-name="P13"><text:tab/><text:span text:style-name="T18">ActivityCompat.requestPermissions(context,new String[] {Manifest.permission. 权限数组},自定义的requestCode)，自定义的Code用于后面的回调函数</text:span></text:p>
      <text:p text:style-name="P14"><text:span text:style-name="T3"><text:tab/></text:span><text:span text:style-name="Source_20_Text"><text:span text:style-name="T19">onRequestPermissionsResult(int requestCode, String permissions[], int[] grantResults)</text:span></text:span><text:span text:style-name="Source_20_Text"><text:span text:style-name="T20">，前两个参数和上面函数的对应，grantResults是和permissions各个权限对应的返回结果，和两个常量对比。</text:span></text:span></text:p>
      <text:p text:style-name="P14"><text:span text:style-name="Source_20_Text"><text:span text:style-name="T20"><text:tab/></text:span></text:span><text:span text:style-name="Source_20_Text"><text:span text:style-name="T21">Boolean </text:span></text:span><text:span text:style-name="Source_20_Text"><text:span text:style-name="T20">should</text:span></text:span><text:span text:style-name="Source_20_Text"><text:span text:style-name="T21">ShowRequestPermissonRationale(context,permission)判断是否应该显示该权限的说明。第一次请求权限但用户拒绝，返回true，但若拒绝同时勾选了不再提示选项，则不会再提示用户，第二次请求权限且用户又拒绝，直接置为false</text:span></text:span><text:span text:style-name="Source_20_Text"><text:span text:style-name="T2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 PL UKai CN" svg:font-family="'AR PL UKai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0:16:59.838053734</meta:creation-date>
    <dc:date>2017-10-11T22:44:27.120104965</dc:date>
    <meta:editing-duration>PT59M40S</meta:editing-duration>
    <meta:editing-cycles>12</meta:editing-cycles>
    <meta:generator>LibreOffice/5.1.6.2$Linux_X86_64 LibreOffice_project/10m0$Build-2</meta:generator>
    <meta:document-statistic meta:table-count="0" meta:image-count="0" meta:object-count="0" meta:page-count="2" meta:paragraph-count="47" meta:word-count="844" meta:character-count="2635" meta:non-whitespace-character-count="2451"/>
  </office:meta>
</office:document-meta>
</file>